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49cm" style:rel-column-width="56201*"/>
    </style:style>
    <style:style style:name="Table3.B" style:family="table-column">
      <style:table-column-properties style:column-width="1.901cm" style:rel-column-width="93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5b97e5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5b97e5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24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25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26" style:family="paragraph" style:parent-style-name="Standard">
      <style:text-properties fo:font-size="10pt" fo:language="en" fo:country="US" style:text-underline-style="none" officeooo:rsid="004859d3" officeooo:paragraph-rsid="005b97e5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19c138" officeooo:paragraph-rsid="005c78df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solid" style:text-underline-width="auto" style:text-underline-color="font-color" officeooo:rsid="00169fb3" officeooo:paragraph-rsid="005b97e5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9c138" officeooo:paragraph-rsid="0062707f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EATURE <text:span text:style-name="T1"><text:s text:c="132"/></text:span></text:p>
      <text:p text:style-name="P22"/>
      <text:p text:style-name="P23">BEFORE START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CREATE PROJECT SPECIFIC CHECKLIST IF NECESSARY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7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ADD TOOL FOR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RUN STATIC CODE ANALYSI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FIX ISSUES FOUND BY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8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22"/>
      <text:p text:style-name="P21">IMPLEMENTATION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S FEATURE IMPLEMENTATION CRITICAL - THINK ABOUT PAIR PROGRAMMING IF NECESSARY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>SEE DEVELOPMENT PROGRESS SHEET / <text:span text:style-name="T12">BUG FIX PROGRESS SHEET / DEVELOPMENT OUTLINE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2"><text:span text:style-name="T7">HAS CODE BEEN </text:span>REVIEW<text:span text:style-name="T6">ED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0">DOES BUILD ARTIFACT RUN ON LOCAL MACHINE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9">APPLY HOTFIX TO OPEN RELEASE BRANCH IF NECESSARY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DELETE <text:span text:style-name="T3">HOTFIX / FEATURE </text:span>BRANCH</text:p>
          </table:table-cell>
          <table:table-cell table:style-name="Table2.B2" office:value-type="string">
            <text:p text:style-name="P14"/>
          </table:table-cell>
        </table:table-row>
      </table:table>
      <text:p text:style-name="P24"/>
      <text:p text:style-name="P25"/>
      <text:p text:style-name="P25"/>
      <text:p text:style-name="P30">FEATURE <text:span text:style-name="T1"><text:s text:c="132"/></text:span></text:p>
      <text:p text:style-name="P25"/>
      <text:p text:style-name="P25">DOCUMENTATION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CREATE DOCUMENTATION IF NECESSARY</text:p>
          </table:table-cell>
          <table:table-cell table:style-name="Table5.B1" office:value-type="string">
            <text:p text:style-name="P4"/>
          </table:table-cell>
        </table:table-row>
      </table:table>
      <text:p text:style-name="P25"/>
      <text:p text:style-name="P26">RELEASE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E <text:span text:style-name="T4">RELEASE</text:span> <text:span text:style-name="T4">CHECKLIST</text:span></text:p>
          </table:table-cell>
          <table:table-cell table:style-name="Table3.B1" office:value-type="string">
            <text:p text:style-name="P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1-01-20T18:47:04.811483490</dc:date>
    <meta:editing-duration>PT1H38M41S</meta:editing-duration>
    <meta:editing-cycles>59</meta:editing-cycles>
    <meta:generator>LibreOffice/6.0.7.3$Linux_X86_64 LibreOffice_project/00m0$Build-3</meta:generator>
    <meta:document-statistic meta:table-count="4" meta:image-count="0" meta:object-count="0" meta:page-count="1" meta:paragraph-count="31" meta:word-count="164" meta:character-count="1324" meta:non-whitespace-character-count="925"/>
  </office:meta>
</office:document-meta>
</file>